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c91" officeooo:paragraph-rsid="001b6c91"/>
    </style:style>
    <style:style style:name="P2" style:family="paragraph" style:parent-style-name="Standard">
      <style:text-properties officeooo:rsid="001dcc0f" officeooo:paragraph-rsid="001dcc0f"/>
    </style:style>
    <style:style style:name="P3" style:family="paragraph" style:parent-style-name="Standard">
      <style:text-properties officeooo:rsid="00209de8" officeooo:paragraph-rsid="00209de8"/>
    </style:style>
    <style:style style:name="P4" style:family="paragraph" style:parent-style-name="Standard">
      <style:text-properties officeooo:rsid="00224a74" officeooo:paragraph-rsid="00224a74"/>
    </style:style>
    <style:style style:name="P5" style:family="paragraph" style:parent-style-name="Standard">
      <style:text-properties officeooo:rsid="00238991" officeooo:paragraph-rsid="00238991"/>
    </style:style>
    <style:style style:name="P6" style:family="paragraph" style:parent-style-name="Standard">
      <style:text-properties officeooo:rsid="0024e53b" officeooo:paragraph-rsid="0024e53b"/>
    </style:style>
    <style:style style:name="P7" style:family="paragraph" style:parent-style-name="Standard">
      <style:text-properties officeooo:rsid="00265666" officeooo:paragraph-rsid="00265666"/>
    </style:style>
    <style:style style:name="P8" style:family="paragraph" style:parent-style-name="Standard">
      <style:text-properties officeooo:rsid="00272963" officeooo:paragraph-rsid="00272963"/>
    </style:style>
    <style:style style:name="P9" style:family="paragraph" style:parent-style-name="Standard">
      <style:text-properties officeooo:rsid="0028f6e8" officeooo:paragraph-rsid="0028f6e8"/>
    </style:style>
    <style:style style:name="P10" style:family="paragraph" style:parent-style-name="Standard">
      <style:text-properties officeooo:rsid="002b3fda" officeooo:paragraph-rsid="002b3fda"/>
    </style:style>
    <style:style style:name="P11" style:family="paragraph" style:parent-style-name="Standard">
      <style:text-properties officeooo:rsid="002c7df2" officeooo:paragraph-rsid="002c7df2"/>
    </style:style>
    <style:style style:name="P12" style:family="paragraph" style:parent-style-name="Standard">
      <style:text-properties officeooo:rsid="002f744f" officeooo:paragraph-rsid="002f744f"/>
    </style:style>
    <style:style style:name="P13" style:family="paragraph" style:parent-style-name="Standard">
      <style:text-properties officeooo:rsid="0030dfe5" officeooo:paragraph-rsid="0030dfe5"/>
    </style:style>
    <style:style style:name="P14" style:family="paragraph" style:parent-style-name="Standard">
      <style:text-properties officeooo:rsid="003163f9" officeooo:paragraph-rsid="003163f9"/>
    </style:style>
    <style:style style:name="P15" style:family="paragraph" style:parent-style-name="Standard">
      <style:text-properties officeooo:rsid="0032e917" officeooo:paragraph-rsid="0032e917"/>
    </style:style>
    <style:style style:name="P16" style:family="paragraph" style:parent-style-name="Standard" style:list-style-name="L1">
      <style:text-properties officeooo:rsid="001b6c91" officeooo:paragraph-rsid="00209de8"/>
    </style:style>
    <style:style style:name="P17" style:family="paragraph" style:parent-style-name="Standard" style:list-style-name="L1">
      <style:text-properties officeooo:rsid="001b6c91" officeooo:paragraph-rsid="001b6c91"/>
    </style:style>
    <style:style style:name="P18" style:family="paragraph" style:parent-style-name="Standard" style:list-style-name="L1">
      <style:text-properties officeooo:rsid="001d1a81" officeooo:paragraph-rsid="001d1a81"/>
    </style:style>
    <style:style style:name="P19" style:family="paragraph" style:parent-style-name="Standard" style:list-style-name="L2">
      <style:text-properties officeooo:rsid="001dcc0f" officeooo:paragraph-rsid="001dcc0f"/>
    </style:style>
    <style:style style:name="P20" style:family="paragraph" style:parent-style-name="Standard" style:list-style-name="L2">
      <style:text-properties officeooo:rsid="001dcc0f" officeooo:paragraph-rsid="001e3e13"/>
    </style:style>
    <style:style style:name="P21" style:family="paragraph" style:parent-style-name="Standard" style:list-style-name="L3">
      <style:text-properties officeooo:rsid="001ed3a4" officeooo:paragraph-rsid="001ed3a4"/>
    </style:style>
    <style:style style:name="P22" style:family="paragraph" style:parent-style-name="Standard" style:list-style-name="L3">
      <style:text-properties officeooo:rsid="00224a74" officeooo:paragraph-rsid="00224a74"/>
    </style:style>
    <style:style style:name="P23" style:family="paragraph" style:parent-style-name="Standard" style:list-style-name="L4">
      <style:text-properties officeooo:rsid="00238991" officeooo:paragraph-rsid="00238991"/>
    </style:style>
    <style:style style:name="P24" style:family="paragraph" style:parent-style-name="Standard" style:list-style-name="L5">
      <style:text-properties officeooo:rsid="0024e53b" officeooo:paragraph-rsid="0024e53b"/>
    </style:style>
    <style:style style:name="P25" style:family="paragraph" style:parent-style-name="Standard">
      <style:text-properties officeooo:rsid="0034c805" officeooo:paragraph-rsid="0034c805"/>
    </style:style>
    <style:style style:name="P26" style:family="paragraph" style:parent-style-name="Standard">
      <style:text-properties officeooo:rsid="00393f97" officeooo:paragraph-rsid="00393f97"/>
    </style:style>
    <style:style style:name="P27" style:family="paragraph" style:parent-style-name="Standard">
      <style:text-properties officeooo:rsid="00395eed" officeooo:paragraph-rsid="00395eed"/>
    </style:style>
    <style:style style:name="P28" style:family="paragraph" style:parent-style-name="Standard">
      <style:text-properties officeooo:rsid="003a4d7b" officeooo:paragraph-rsid="003a4d7b"/>
    </style:style>
    <style:style style:name="P29" style:family="paragraph" style:parent-style-name="Standard">
      <style:text-properties officeooo:rsid="003c4ca7" officeooo:paragraph-rsid="003c4ca7"/>
    </style:style>
    <style:style style:name="T1" style:family="text">
      <style:text-properties officeooo:rsid="001d5442"/>
    </style:style>
    <style:style style:name="T2" style:family="text">
      <style:text-properties officeooo:rsid="001dcc0f"/>
    </style:style>
    <style:style style:name="T3" style:family="text">
      <style:text-properties officeooo:rsid="001e3e13"/>
    </style:style>
    <style:style style:name="T4" style:family="text">
      <style:text-properties officeooo:rsid="00265426"/>
    </style:style>
    <style:style style:name="T5" style:family="text">
      <style:text-properties officeooo:rsid="0029dc33"/>
    </style:style>
    <style:style style:name="T6" style:family="text">
      <style:text-properties officeooo:rsid="002b3fda"/>
    </style:style>
    <style:style style:name="T7" style:family="text">
      <style:text-properties officeooo:rsid="00360b57"/>
    </style:style>
    <style:style style:name="T8" style:family="text">
      <style:text-properties officeooo:rsid="0039bb3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В обучаемой сети имеет смысл оставить дропаут </text:p>
      <text:p text:style-name="P4">Эффективность мета-оптимизатора оценивать, как уменьшение лосса за 1 проход</text:p>
      <text:p text:style-name="P3"/>
      <text:p text:style-name="P3"/>
      <text:list xml:id="list6165474817794017997" text:style-name="L1">
        <text:list-item>
          <text:p text:style-name="P16"/>
        </text:list-item>
        <text:list-item>
          <text:p text:style-name="P16">В классе обучаемой сети должен быть метод, получающий входы и лейблы и возвращающий о и сигма.</text:p>
        </text:list-item>
        <text:list-item>
          <text:p text:style-name="P17">В классе обучаемой сети должен быть метод, получающий входы, лейблы, несколько наборов параметров сети и возвращающий функцию ошибки.</text:p>
          <text:list>
            <text:list-item>
              <text:p text:style-name="P18">Данная процедура сопряжена с <text:s/><text:span text:style-name="T1">написанием функции расширенного умножения матриц</text:span></text:p>
            </text:list-item>
          </text:list>
        </text:list-item>
        <text:list-item>
          <text:p text:style-name="P17">В классе обучаемой сети должен быть метод, отвечающий за апгрейд параметров сети</text:p>
        </text:list-item>
      </text:list>
      <text:p text:style-name="P1"/>
      <text:p text:style-name="P1"/>
      <text:list xml:id="list5126738167419824482" text:style-name="L2">
        <text:list-item>
          <text:p text:style-name="P19">inference<text:line-break/>1 набор переменных, который является общим autonomous_training, meta_tr<text:span text:style-name="T3">a</text:span>ining<text:line-break/>единичные input placeholders и saved_states<text:line-break/></text:p>
        </text:list-item>
        <text:list-item>
          <text:p text:style-name="P20"><text:bookmark-start text:name="__DdeLink__14_1415699901"/>autonomous<text:bookmark-end text:name="__DdeLink__14_1415699901"/>_training</text:p>
          <text:p text:style-name="P20">1 набор переменных, который является общим <text:span text:style-name="T3">inference</text:span>, meta_tr<text:span text:style-name="T3">a</text:span>ining<text:line-break/>batch_size input placeholders и saved_states</text:p>
        </text:list-item>
        <text:list-item>
          <text:p text:style-name="P20"><text:span text:style-name="T3">meta</text:span>_training</text:p>
          <text:p text:style-name="P20">1 набор переменных, который является общим <text:span text:style-name="T3">inference</text:span>, autonomous_tr<text:span text:style-name="T3">a</text:span>ining<text:line-break/>batch_size input placeholders и saved_states</text:p>
        </text:list-item>
        <text:list-item>
          <text:p text:style-name="P19">optimizer_training<text:line-break/>optimizer_batch_size наборов переменных <text:s/>и столько же input_placeholders размера batch_size и saved_states</text:p>
        </text:list-item>
      </text:list>
      <text:p text:style-name="P2"/>
      <text:p text:style-name="P2"/>
      <text:p text:style-name="P2"/>
      <text:p text:style-name="P2"/>
      <text:p text:style-name="P2"/>
      <text:list xml:id="list2528736683884880133" text:style-name="L3">
        <text:list-item>
          <text:p text:style-name="P21">оставить без изменения старые хуки</text:p>
        </text:list-item>
        <text:list-item>
          <text:p text:style-name="P22">Должны быть хуки для инпутов и лейблов из набора для обучения мета-оптимизатора</text:p>
        </text:list-item>
        <text:list-item>
          <text:p text:style-name="P22">Должны быть хуки для дропаута и лернинг рейта мета-оптимизатора</text:p>
        </text:list-item>
        <text:list-item>
          <text:p text:style-name="P22">Должны быть хуки для сейверов переменных сети ученика</text:p>
        </text:list-item>
        <text:list-item>
          <text:p text:style-name="P22">Хук для сейвера переменных мета-оптимизатора</text:p>
        </text:list-item>
      </text:list>
      <text:p text:style-name="P4"/>
      <text:p text:style-name="P4"/>
      <text:list xml:id="list2422112442628804141" text:style-name="L4">
        <text:list-item>
          <text:p text:style-name="P23">В режиме <text:span text:style-name="T2">optimizer_training<text:line-break/></text:span>строится граф <text:s/><text:span text:style-name="T2">optimizer_training<text:line-break/></text:span>строится граф <text:span text:style-name="T3">meta_training<text:line-break/></text:span>строится граф <text:span text:style-name="T2">inference</text:span></text:p>
        </text:list-item>
        <text:list-item>
          <text:p text:style-name="P23">В режиме <text:span text:style-name="T5">training_with_meta_optimizer<text:line-break/></text:span>строится граф <text:span text:style-name="T3">meta_training<text:line-break/></text:span>строится граф <text:span text:style-name="T2">inference</text:span></text:p>
        </text:list-item>
        <text:list-item>
          <text:p text:style-name="P23">В режиме <text:bookmark-start text:name="__DdeLink__14_14156999011"/><text:span text:style-name="T2">autonomous</text:span><text:bookmark-end text:name="__DdeLink__14_14156999011"/><text:span text:style-name="T2">_training<text:line-break/></text:span>строится граф <text:bookmark-start text:name="__DdeLink__14_14156999012"/><text:span text:style-name="T2">autonomous</text:span><text:bookmark-end text:name="__DdeLink__14_14156999012"/><text:span text:style-name="T2">_training<text:line-break/></text:span>строится граф <text:span text:style-name="T2">inference</text:span></text:p>
        </text:list-item>
        <text:list-item>
          <text:p text:style-name="P23">В режиме <text:span text:style-name="T2">inference<text:line-break/></text:span>строится граф <text:span text:style-name="T2">inference</text:span></text:p>
        </text:list-item>
      </text:list>
      <text:p text:style-name="P5"/>
      <text:list xml:id="list8948425963729531122" text:style-name="L5">
        <text:list-item>
          <text:p text:style-name="P24"><text:soft-page-break/>Метод, сливающий набор переменных в 1 тензор</text:p>
        </text:list-item>
        <text:list-item>
          <text:p text:style-name="P24">Метод, сливающий <text:bookmark-start text:name="__DdeLink__34_1415699901"/>o и s <text:bookmark-end text:name="__DdeLink__34_1415699901"/>в один тензор</text:p>
        </text:list-item>
        <text:list-item>
          <text:p text:style-name="P24">метод, возвращающий частные производные функции ошибки</text:p>
        </text:list-item>
        <text:list-item>
          <text:p text:style-name="P24">Метод, делающий из o и s прои<text:span text:style-name="T4">зв</text:span>одную по <text:span text:style-name="T4">матрице, причем это должно выполняться для всего набора</text:span></text:p>
        </text:list-item>
      </text:list>
      <text:p text:style-name="P6"/>
      <text:p text:style-name="P7"><text:span text:style-name="T6">1. </text:span>Упорядочить по возрастанию элементы батча</text:p>
      <text:p text:style-name="P8"><text:span text:style-name="T6">2. </text:span>Хранить скользящие средние значений o и s по типу adam</text:p>
      <text:p text:style-name="P8"><text:span text:style-name="T6">3. </text:span>посчитать для сигма и о средние по модулю значения</text:p>
      <text:p text:style-name="P9"><text:span text:style-name="T6">4. </text:span>рассмотреть, ка<text:span text:style-name="T7">к</text:span> характеристику функции ошибки телесный угол для убывания</text:p>
      <text:p text:style-name="P10">5. Инициализировать нейронную сеть упорядочено. То есть добиться того, чтобы матрицы инициализировались всегда в определенном порядке</text:p>
      <text:p text:style-name="P11">6. Инициализация по вершинам гиперкуба с максимально широкой расстановкой и исключением противоположных векторов</text:p>
      <text:p text:style-name="P12">7. Упорядочивать элементы тензоров перед подачей в оптимизатор</text:p>
      <text:p text:style-name="P13">8. использовать матрицы ученика <text:s/>в оптимизаторе</text:p>
      <text:p text:style-name="P14">9. тренировать свертки типа один элемент сигма и один элемент о плюс векторы на слой вперед и на слой назад.</text:p>
      <text:p text:style-name="P14">10. Пробовать фиксировать знаки весовых коэффициентов обучаемой сети</text:p>
      <text:p text:style-name="P15">11. упорядочивать о и сигма по возрастанию, но крепить к ним соответствующие выходы лстм</text:p>
      <text:p text:style-name="P25">12. Рассмотреть возможность использование в оптимизаторе маленьких ядер, на вход которым поступают случайным образом перемешанные</text:p>
      <text:p text:style-name="P26">13. В пространстве параметров методом монте-карло определить долю телесных углов, в направлении которых функция ошибки убывает и возрастает</text:p>
      <text:p text:style-name="P26">14. Определить ширину телесного угла убывания</text:p>
      <text:p text:style-name="P27">15. Построить графики изменения функции ошибки при движении вдроль градиента на разную глубину</text:p>
      <text:p text:style-name="P27">16. Дрожание градиента (на какой угол поворачивается и в каких направлениях</text:p>
      <text:p text:style-name="P27">17. Измерить длину прямого пути и сравнить с фактической</text:p>
      <text:p text:style-name="P27">18. Сделать все выше перечисленное для разных оптимизаторов</text:p>
      <text:p text:style-name="P27">19. Построить сложную задачу, заведомо решаемую нейронной сетью, и ппопробовать обучить ее решению этой задачи методом градиентного спуска</text:p>
      <text:p text:style-name="P27">20. Посчитать <text:s text:c="2"/>распределение весовых коэффициентов в конце обучения для разных оптимизаторов и попробовать <text:s/>начать учить нейронную сеть с полученными распределениями</text:p>
      <text:p text:style-name="P27">21. <text:span text:style-name="T8">Вычислить среднее расстояние, на которое удаляется точка в пространстве гипер параметров от кратчайшей траектории.</text:span></text:p>
      <text:p text:style-name="P28">22. Автоэнкодер контекста, который представляет собой biLSTM.</text:p>
      <text:p text:style-name="P29">23. При исследовании особенностей функции ошибки определить, насколько прямо точка движется в пространстве параметр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8:46.876691094</meta:creation-date>
    <meta:editing-duration>P21DT7H20M16S</meta:editing-duration>
    <meta:editing-cycles>10</meta:editing-cycles>
    <meta:generator>LibreOffice/5.1.6.2$Linux_X86_64 LibreOffice_project/10m0$Build-2</meta:generator>
    <dc:date>2018-07-11T13:38:05.376921195</dc:date>
    <meta:document-statistic meta:table-count="0" meta:image-count="0" meta:object-count="0" meta:page-count="2" meta:paragraph-count="49" meta:word-count="535" meta:character-count="3946" meta:non-whitespace-character-count="3472"/>
  </office:meta>
</office:document-meta>
</file>